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1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106"/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>
            <text:p>Nome</text:p>
          </table:table-cell>
          <table:table-cell office:value-type="string">
            <text:p>Endereço</text:p>
          </table:table-cell>
          <table:table-cell office:value-type="string">
            <text:p>Cidade</text:p>
          </table:table-cell>
          <table:table-cell table:style-name="Default" office:value-type="string">
            <text:p>nascimento</text:p>
          </table:table-cell>
          <table:table-cell table:style-name="Default" office:value-type="string">
            <text:p>Idade</text:p>
          </table:table-cell>
        </table:table-row>
        <table:table-row table:style-name="ro1">
          <table:table-cell office:value-type="string">
            <text:p>Maria</text:p>
          </table:table-cell>
          <table:table-cell office:value-type="string">
            <text:p>Rua 1</text:p>
          </table:table-cell>
          <table:table-cell office:value-type="string">
            <text:p>São Paulo</text:p>
          </table:table-cell>
          <table:table-cell office:value-type="date" office:date-value="1998-09-06">
            <text:p>06/09/1998</text:p>
          </table:table-cell>
          <table:table-cell table:formula="oooc:=(TODAY()-[.D2])/365.25" office:value-type="float" office:value="11.9479808350445">
            <text:p>11,9</text:p>
          </table:table-cell>
        </table:table-row>
        <table:table-row table:style-name="ro1">
          <table:table-cell office:value-type="string">
            <text:p>João</text:p>
          </table:table-cell>
          <table:table-cell office:value-type="string">
            <text:p>Rua 2</text:p>
          </table:table-cell>
          <table:table-cell office:value-type="string">
            <text:p>Campinas</text:p>
          </table:table-cell>
          <table:table-cell office:value-type="date" office:date-value="1928-01-28">
            <text:p>28/01/1928</text:p>
          </table:table-cell>
          <table:table-cell table:formula="oooc:=(TODAY()-[.D3])/365.25" office:value-type="float" office:value="82.5544147843943">
            <text:p>82,6</text:p>
          </table:table-cell>
        </table:table-row>
        <table:table-row table:style-name="ro1">
          <table:table-cell office:value-type="string">
            <text:p>Pedro</text:p>
          </table:table-cell>
          <table:table-cell office:value-type="string">
            <text:p>Rua 3</text:p>
          </table:table-cell>
          <table:table-cell office:value-type="string">
            <text:p>São Carlos</text:p>
          </table:table-cell>
          <table:table-cell office:value-type="date" office:date-value="1926-03-01">
            <text:p>01/03/1926</text:p>
          </table:table-cell>
          <table:table-cell table:formula="oooc:=(TODAY()-[.D4])/365.25" office:value-type="float" office:value="84.4654346338125">
            <text:p>84,5</text:p>
          </table:table-cell>
        </table:table-row>
        <table:table-row table:style-name="ro1">
          <table:table-cell office:value-type="string">
            <text:p>Marcos</text:p>
          </table:table-cell>
          <table:table-cell office:value-type="string">
            <text:p>Rua 4</text:p>
          </table:table-cell>
          <table:table-cell office:value-type="string">
            <text:p>São Paulo</text:p>
          </table:table-cell>
          <table:table-cell office:value-type="date" office:date-value="1968-11-30">
            <text:p>30/11/1968</text:p>
          </table:table-cell>
          <table:table-cell table:formula="oooc:=(TODAY()-[.D5])/365.25" office:value-type="float" office:value="41.7138945927447">
            <text:p>41,7</text:p>
          </table:table-cell>
        </table:table-row>
        <table:table-row table:style-name="ro1">
          <table:table-cell office:value-type="string">
            <text:p>Ana</text:p>
          </table:table-cell>
          <table:table-cell office:value-type="string">
            <text:p>Rua 5</text:p>
          </table:table-cell>
          <table:table-cell office:value-type="string">
            <text:p>Campinas</text:p>
          </table:table-cell>
          <table:table-cell office:value-type="date" office:date-value="1955-05-10">
            <text:p>10/05/1955</text:p>
          </table:table-cell>
          <table:table-cell table:formula="oooc:=(TODAY()-[.D6])/365.25" office:value-type="float" office:value="55.27446954141">
            <text:p>55,3</text:p>
          </table:table-cell>
        </table:table-row>
        <table:table-row table:style-name="ro1">
          <table:table-cell office:value-type="string">
            <text:p>Paula</text:p>
          </table:table-cell>
          <table:table-cell office:value-type="string">
            <text:p>Rua 6</text:p>
          </table:table-cell>
          <table:table-cell office:value-type="string">
            <text:p>São Carlos</text:p>
          </table:table-cell>
          <table:table-cell office:value-type="date" office:date-value="1966-07-15">
            <text:p>15/07/1966</text:p>
          </table:table-cell>
          <table:table-cell table:formula="oooc:=(TODAY()-[.D7])/365.25" office:value-type="float" office:value="44.0930869267625">
            <text:p>44,1</text:p>
          </table:table-cell>
        </table:table-row>
        <table:table-row table:style-name="ro1">
          <table:table-cell office:value-type="string">
            <text:p>Ricardo</text:p>
          </table:table-cell>
          <table:table-cell office:value-type="string">
            <text:p>Rua 7</text:p>
          </table:table-cell>
          <table:table-cell office:value-type="string">
            <text:p>São Paulo</text:p>
          </table:table-cell>
          <table:table-cell office:value-type="date" office:date-value="1987-10-30">
            <text:p>30/10/1987</text:p>
          </table:table-cell>
          <table:table-cell table:formula="oooc:=(TODAY()-[.D8])/365.25" office:value-type="float" office:value="22.8008213552361">
            <text:p>22,8</text:p>
          </table:table-cell>
        </table:table-row>
        <table:table-row table:style-name="ro1">
          <table:table-cell office:value-type="string">
            <text:p>Jose</text:p>
          </table:table-cell>
          <table:table-cell office:value-type="string">
            <text:p>Rua 8</text:p>
          </table:table-cell>
          <table:table-cell office:value-type="string">
            <text:p>Campinas</text:p>
          </table:table-cell>
          <table:table-cell office:value-type="date" office:date-value="1977-03-02">
            <text:p>02/03/1977</text:p>
          </table:table-cell>
          <table:table-cell table:formula="oooc:=(TODAY()-[.D9])/365.25" office:value-type="float" office:value="33.4620123203285">
            <text:p>33,5</text:p>
          </table:table-cell>
        </table:table-row>
        <table:table-row table:style-name="ro1">
          <table:table-cell office:value-type="string">
            <text:p>Rodrigo</text:p>
          </table:table-cell>
          <table:table-cell office:value-type="string">
            <text:p>Rua 9</text:p>
          </table:table-cell>
          <table:table-cell office:value-type="string">
            <text:p>São Carlos</text:p>
          </table:table-cell>
          <table:table-cell office:value-type="date" office:date-value="1980-10-16">
            <text:p>16/10/1980</text:p>
          </table:table-cell>
          <table:table-cell table:formula="oooc:=(TODAY()-[.D10])/365.25" office:value-type="float" office:value="29.8370978781656">
            <text:p>29,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>
            <text:p>joão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formula="oooc:=IF(ISBLANK([.$B$12]);&quot;&quot;;VLOOKUP([.$B$12];[.A2:.E10];2;0))" office:value-type="string" office:string-value="Rua 2">
            <text:p>Rua 2</text:p>
          </table:table-cell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Default" table:formula="oooc:=VLOOKUP([.B12];[.A2:.E10];2;0)" office:value-type="string" office:string-value="Rua 2">
            <text:p>Rua 2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8">18/08/2010</text:date>, <text:time>22:24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 grddl:transformation="http://docs.oasis-open.org/office/1.2/xslt/odf2rdf.xsl">
  <office:meta>
    <meta:initial-creator>Kemel </meta:initial-creator>
    <meta:creation-date>2010-08-18T01:40:32</meta:creation-date>
    <dc:date>2010-08-18T22:24:51</dc:date>
    <dc:creator>Kemel Zaidan</dc:creator>
    <meta:editing-duration>PT00H44M50S</meta:editing-duration>
    <meta:editing-cycles>3</meta:editing-cycles>
    <meta:generator>OpenOffice.org/3.2$Linux OpenOffice.org_project/320m12$Build-9483</meta:generator>
    <meta:document-statistic meta:table-count="3" meta:cell-count="53" meta:object-count="0"/>
  </office:meta>
</office:document-meta>
</file>